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.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yload.byteAt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load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yload.Payload( byte [ ] data , int offse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yload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yload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.setData( byte [ ] data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.set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.copyTo( byte [ ] target , int target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load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.Payload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